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D000000CC9911B19C7114F217.png" manifest:media-type="image/png"/>
  <manifest:file-entry manifest:full-path="Pictures/10000001000003700000014AD1D61E532513FEC5.png" manifest:media-type="image/png"/>
  <manifest:file-entry manifest:full-path="Pictures/100000010000016A0000021A9F61EA22394B22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8d2f" officeooo:paragraph-rsid="001f8d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ción de Aspecto:</text:p>
      <text:p text:style-name="P1"><draw:frame draw:style-name="fr1" draw:name="Imagen1" text:anchor-type="char" svg:x="-0.067cm" svg:y="0.411cm" svg:width="17cm" svg:height="6.373cm" draw:z-index="0"><draw:image xlink:href="Pictures/10000001000003700000014AD1D61E532513FEC5.png" xlink:type="simple" xlink:show="embed" xlink:actuate="onLoad" draw:mime-type="image/png"/></draw:frame></text:p>
      <text:p text:style-name="P1"/>
      <text:p text:style-name="P1"><draw:frame draw:style-name="fr1" draw:name="Imagen2" text:anchor-type="char" svg:x="-0.067cm" svg:y="1.688cm" svg:width="17cm" svg:height="3.953cm" draw:z-index="1"><draw:image xlink:href="Pictures/100000010000036D000000CC9911B19C7114F217.png" xlink:type="simple" xlink:show="embed" xlink:actuate="onLoad" draw:mime-type="image/png"/></draw:frame>Mercurio:</text:p>
      <text:p text:style-name="P1"/>
      <text:p text:style-name="P1"/>
      <text:p text:style-name="P1"/>
      <text:p text:style-name="P1"/>
      <text:p text:style-name="P1"/>
      <text:p text:style-name="P1">Todos los planetas : </text:p>
      <text:p text:style-name="P1"/>
      <text:p text:style-name="P1"><draw:frame draw:style-name="fr1" draw:name="Imagen3" text:anchor-type="char" svg:x="4.614cm" svg:y="0.071cm" svg:width="6.348cm" svg:height="9.433cm" draw:z-index="2"><draw:image xlink:href="Pictures/100000010000016A0000021A9F61EA22394B22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0T13:49:53.611000000</dc:date>
    <meta:editing-duration>P1DT20H59M16S</meta:editing-duration>
    <meta:editing-cycles>1</meta:editing-cycles>
    <meta:document-statistic meta:table-count="0" meta:image-count="3" meta:object-count="0" meta:page-count="2" meta:paragraph-count="3" meta:word-count="8" meta:character-count="50" meta:non-whitespace-character-count="44"/>
    <meta:generator>LibreOffice/7.4.3.2$Windows_X86_64 LibreOffice_project/1048a8393ae2eeec98dff31b5c133c5f1d08b890</meta:generator>
  </office:meta>
</office:document-meta>
</file>